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9f24" officeooo:paragraph-rsid="00089f24"/>
    </style:style>
    <style:style style:name="P2" style:family="paragraph" style:parent-style-name="Standard">
      <style:text-properties officeooo:rsid="0009ada2" officeooo:paragraph-rsid="0009ada2"/>
    </style:style>
    <style:style style:name="P3" style:family="paragraph" style:parent-style-name="Standard" style:list-style-name="L1">
      <style:text-properties officeooo:rsid="00089f24" officeooo:paragraph-rsid="00089f24"/>
    </style:style>
    <style:style style:name="P4" style:family="paragraph" style:parent-style-name="Standard" style:list-style-name="L1">
      <style:text-properties officeooo:rsid="0009ada2" officeooo:paragraph-rsid="0009ada2"/>
    </style:style>
    <style:style style:name="P5" style:family="paragraph" style:parent-style-name="Standard">
      <style:text-properties officeooo:rsid="0009ada2" officeooo:paragraph-rsid="0009ada2"/>
    </style:style>
    <style:style style:name="P6" style:family="paragraph" style:parent-style-name="Standard">
      <style:text-properties fo:font-variant="normal" fo:text-transform="none" fo:color="#000000" style:font-name="apple-system" fo:font-size="9.75pt" fo:letter-spacing="normal" fo:font-style="normal" fo:font-weight="normal" officeooo:rsid="0009ada2" officeooo:paragraph-rsid="000c0e15"/>
    </style:style>
    <style:style style:name="P7" style:family="paragraph" style:parent-style-name="Standard">
      <style:text-properties fo:font-variant="normal" fo:text-transform="none" fo:color="#000000" style:font-name="apple-system" fo:font-size="9.75pt" fo:letter-spacing="normal" fo:font-style="normal" fo:font-weight="normal" officeooo:rsid="0009ada2" officeooo:paragraph-rsid="00102e47"/>
    </style:style>
    <style:style style:name="P8" style:family="paragraph" style:parent-style-name="Standard" style:list-style-name="L1">
      <style:text-properties officeooo:rsid="000d10f5" officeooo:paragraph-rsid="000d10f5"/>
    </style:style>
    <style:style style:name="P9" style:family="paragraph" style:parent-style-name="Standard" style:list-style-name="L1">
      <style:text-properties officeooo:rsid="000e78b6" officeooo:paragraph-rsid="000e78b6"/>
    </style:style>
    <style:style style:name="T1" style:family="text">
      <style:text-properties officeooo:rsid="0009ada2"/>
    </style:style>
    <style:style style:name="T2" style:family="text">
      <style:text-properties officeooo:rsid="000ac979"/>
    </style:style>
    <style:style style:name="T3" style:family="text">
      <style:text-properties officeooo:rsid="000b5b22"/>
    </style:style>
    <style:style style:name="T4" style:family="text">
      <style:text-properties officeooo:rsid="000d10f5"/>
    </style:style>
    <style:style style:name="T5" style:family="text">
      <style:text-properties officeooo:rsid="000e78b6"/>
    </style:style>
    <style:style style:name="T6" style:family="text">
      <style:text-properties officeooo:rsid="00102e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римерный перечень тем курсовых работ <text:span text:style-name="T3">С++ программирование на ЯВУ. ВТ II</text:span></text:p>
      <text:p text:style-name="P1"/>
      <text:list xml:id="list3343941403" text:style-name="L1">
        <text:list-item>
          <text:p text:style-name="P3">разработка класса string (3-4)</text:p>
        </text:list-item>
        <text:list-item>
          <text:p text:style-name="P3">разработка игры крестики нолики (3-4)</text:p>
        </text:list-item>
        <text:list-item>
          <text:p text:style-name="P3">разработка игры 5 в ряд (4-5)</text:p>
        </text:list-item>
        <text:list-item>
          <text:p text:style-name="P3">разработка игры морской бой (4-5) <text:span text:style-name="T1">Цаплин</text:span></text:p>
        </text:list-item>
        <text:list-item>
          <text:p text:style-name="P3">разработка программы построения фракталов (4-5)</text:p>
        </text:list-item>
        <text:list-item>
          <text:p text:style-name="P3">разработать модель машины Поста (4-5)</text:p>
        </text:list-item>
        <text:list-item>
          <text:p text:style-name="P3">разработать модель машины Тьюринга (4-5)</text:p>
        </text:list-item>
        <text:list-item>
          <text:p text:style-name="P3">разработать модель машины Маркова (4-5)</text:p>
        </text:list-item>
        <text:list-item>
          <text:p text:style-name="P3">разработать игру танки(4-5) </text:p>
        </text:list-item>
        <text:list-item>
          <text:p text:style-name="P3">разработать игру арканоид(4-5)</text:p>
        </text:list-item>
        <text:list-item>
          <text:p text:style-name="P3">разработать игру жизнь (4-5)</text:p>
        </text:list-item>
        <text:list-item>
          <text:p text:style-name="P3">разработать игру шашки(4-5) <text:span text:style-name="T1">Хазов</text:span></text:p>
        </text:list-item>
        <text:list-item>
          <text:p text:style-name="P3">разработать игру змейка(4-5) Манзеев</text:p>
        </text:list-item>
        <text:list-item>
          <text:p text:style-name="P3">разработать класс черно-красных деревьев(4-5)</text:p>
        </text:list-item>
        <text:list-item>
          <text:p text:style-name="P3">разработать игру сапер(4-5) Шокина</text:p>
        </text:list-item>
        <text:list-item>
          <text:p text:style-name="P3">разработать класс декартово дерево(4-5)</text:p>
        </text:list-item>
        <text:list-item>
          <text:p text:style-name="P3">разработать игру спейс коммандерс(4-5)</text:p>
        </text:list-item>
        <text:list-item>
          <text:p text:style-name="P3">разработать игру лодераннер(4-5)</text:p>
        </text:list-item>
        <text:list-item>
          <text:p text:style-name="P3">разработать игру сокобан(4-5) <text:span text:style-name="T5">Овденко</text:span></text:p>
        </text:list-item>
        <text:list-item>
          <text:p text:style-name="P3">разработать игру тетрис(4-5) <text:span text:style-name="T2">Сенцова</text:span></text:p>
        </text:list-item>
        <text:list-item>
          <text:p text:style-name="P3">разработать модель файловой системы(4-5)</text:p>
        </text:list-item>
        <text:list-item>
          <text:p text:style-name="P3">разработать класс В деревьев(4-5)</text:p>
        </text:list-item>
        <text:list-item>
          <text:p text:style-name="P3">разработать ORM на с++(4-5)</text:p>
        </text:list-item>
        <text:list-item>
          <text:p text:style-name="P3">разработать игру астероидс Аверкиев</text:p>
        </text:list-item>
        <text:list-item>
          <text:p text:style-name="P3">3D sphere collisions Павлов</text:p>
        </text:list-item>
        <text:list-item>
          <text:p text:style-name="P3">разработать игру флапи берд Алексеев, <text:span text:style-name="T4">Першин</text:span></text:p>
        </text:list-item>
        <text:list-item>
          <text:p text:style-name="P4">игра srpska granata Лохтуров</text:p>
        </text:list-item>
        <text:list-item>
          <text:p text:style-name="P4">почтовый клиент Копиленко</text:p>
        </text:list-item>
        <text:list-item>
          <text:p text:style-name="P4">игра скачки Татаренко</text:p>
        </text:list-item>
        <text:list-item>
          <text:p text:style-name="P4">игра бадлендс Штырняев</text:p>
        </text:list-item>
        <text:list-item>
          <text:p text:style-name="P4">игра doodle Госман, Костин</text:p>
        </text:list-item>
        <text:list-item>
          <text:p text:style-name="P4">голосовое управление Козлов</text:p>
        </text:list-item>
        <text:list-item>
          <text:p text:style-name="P4">игра roquelike Калинин, Николаевцев</text:p>
        </text:list-item>
        <text:list-item>
          <text:p text:style-name="P8">разработка игры пошаговый бой Плахтиенко</text:p>
        </text:list-item>
        <text:list-item>
          <text:p text:style-name="P8">разработка игры wavestorm (аналог alien shooter) Мезин</text:p>
        </text:list-item>
        <text:list-item>
          <text:p text:style-name="P9">разработка игры 3 vs 3 Юрьев</text:p>
        </text:list-item>
        <text:list-item>
          <text:p text:style-name="P9">разработка игры Tower defence Галустов</text:p>
        </text:list-item>
        <text:list-item>
          <text:p text:style-name="P9">Сообщения на картах Алексеев</text:p>
        </text:list-item>
        <text:list-item>
          <text:p text:style-name="P9">разработка игры платформер Веселов</text:p>
        </text:list-item>
      </text:list>
      <text:p text:style-name="P2"/>
      <text:p text:style-name="P2"/>
      <text:p text:style-name="P2"/>
      <text:p text:style-name="P2"/>
      <text:p text:style-name="P2"/>
      <text:p text:style-name="P2"/>
      <text:p text:style-name="P2"/>
      <text:p text:style-name="P2"/>
      <text:p text:style-name="P6"><text:soft-page-break/>лабы:</text:p>
      <text:p text:style-name="P6">1 реализовать шаблонны класс стек на основе указателей (динамическое выделение памяти под массивы) </text:p>
      <text:p text:style-name="P6"><text:tab/><text:span text:style-name="T5">a) конструктор, деструктор</text:span></text:p>
      <text:p text:style-name="P6"><text:tab/><text:span text:style-name="T6">b) метод push и pop</text:span></text:p>
      <text:p text:style-name="P6"><text:span text:style-name="T6"><text:tab/>c) перенаправление вывода &lt;&lt;</text:span></text:p>
      <text:p text:style-name="P6"><text:span text:style-name="T6"><text:tab/>d) обработка исключений (блок try catch в main)</text:span></text:p>
      <text:p text:style-name="P6"><text:tab/><text:span text:style-name="T6">e) метод isEmpty</text:span></text:p>
      <text:p text:style-name="P6">2 реализовать шаблонный класс очередь как связный список</text:p>
      <text:p text:style-name="P7"><text:tab/><text:span text:style-name="T5">a) конструктор, деструктор</text:span></text:p>
      <text:p text:style-name="P7"><text:tab/><text:span text:style-name="T6">b) метод push и pop</text:span></text:p>
      <text:p text:style-name="P7"><text:span text:style-name="T6"><text:tab/>c) перенаправление вывода</text:span></text:p>
      <text:p text:style-name="P7"><text:span text:style-name="T6"><text:tab/>d) обработка исключений (блок try catch в main)</text:span></text:p>
      <text:p text:style-name="P7"><text:tab/><text:span text:style-name="T6">e) метод isEmpty</text:span></text:p>
      <text:p text:style-name="P6">3 реализовать шаблонный клас двоичное дерево.</text:p>
      <text:p text:style-name="P7"><text:tab/><text:span text:style-name="T5">a) конструктор, деструктор</text:span></text:p>
      <text:p text:style-name="P7"><text:tab/><text:span text:style-name="T6">b) различные обходы ЛКП и так далее</text:span></text:p>
      <text:p text:style-name="P7"><text:span text:style-name="T6"><text:tab/>c) добавление нового элемента (Add)</text:span></text:p>
      <text:p text:style-name="P7"><text:span text:style-name="T6"><text:tab/>d) найти элемент</text:span></text:p>
      <text:p text:style-name="P7"><text:tab/><text:span text:style-name="T6">e) вернуть поддерево</text:span></text:p>
      <text:p text:style-name="P7"><text:tab/><text:span text:style-name="T6">f) распечатать (перенаправление вывода &lt;&lt;)</text:span></text:p>
      <text:p text:style-name="P7"><text:tab/><text:span text:style-name="T6">g) удалить элемент</text:span></text:p>
      <text:p text:style-name="P6">4 реализовать шаблонный класс таблица (аналг std::map)</text:p>
      <text:p text:style-name="P7"><text:tab/><text:span text:style-name="T5">a) конструктор, деструктор</text:span></text:p>
      <text:p text:style-name="P7"><text:tab/><text:span text:style-name="T6">b) найти</text:span></text:p>
      <text:p text:style-name="P7"><text:span text:style-name="T6"><text:tab/>c) добавить</text:span></text:p>
      <text:p text:style-name="P7"><text:tab/><text:span text:style-name="T6">d) toJ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21:12:37.185842403</meta:creation-date>
    <dc:date>2019-09-29T18:00:25.026540934</dc:date>
    <meta:editing-duration>PT24M51S</meta:editing-duration>
    <meta:editing-cycles>6</meta:editing-cycles>
    <meta:generator>LibreOffice/6.1.5.2$Linux_X86_64 LibreOffice_project/10$Build-2</meta:generator>
    <meta:document-statistic meta:table-count="0" meta:image-count="0" meta:object-count="0" meta:page-count="2" meta:paragraph-count="66" meta:word-count="335" meta:character-count="2302" meta:non-whitespace-character-count="2049"/>
  </office:meta>
</office:document-meta>
</file>